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 table:number-rows-repeated="104786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70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 style:data-style-name="N2" text:time-value="18:51:01.6002262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2.2$Linux_X86_64 LibreOffice_project/8349ace3c3162073abd90d81fd06dcfb6b36b994</meta:generator>
    <meta:creation-date>2006-09-16T14:57:30</meta:creation-date>
    <dc:date>2020-10-27T18:51:56.630570009</dc:date>
    <meta:editing-cycles>401</meta:editing-cycles>
    <meta:editing-duration>PT18H34M13S</meta:editing-duration>
    <meta:document-statistic meta:table-count="2" meta:cell-count="1679" meta:object-count="0"/>
    <meta:user-defined meta:name="Info 1"/>
    <meta:user-defined meta:name="Info 2"/>
    <meta:user-defined meta:name="Info 3"/>
    <meta:user-defined meta:name="Info 4"/>
  </office:meta>
</office:document-meta>
</file>